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53.34mm"/>
    </style:style>
    <style:style style:name="co4" style:family="table-column">
      <style:table-column-properties fo:break-before="auto" style:column-width="23.21mm"/>
    </style:style>
    <style:style style:name="co5" style:family="table-column">
      <style:table-column-properties fo:break-before="auto" style:column-width="25.15mm"/>
    </style:style>
    <style:style style:name="co6" style:family="table-column">
      <style:table-column-properties fo:break-before="auto" style:column-width="10.5mm"/>
    </style:style>
    <style:style style:name="co7" style:family="table-column">
      <style:table-column-properties fo:break-before="auto" style:column-width="10.2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Randomized)</text:p>
          </table:table-cell>
          <table:table-cell office:value-type="string" calcext:value-type="string">
            <text:p>(5000 Users)</text:p>
          </table:table-cell>
          <table:table-cell office:value-type="string" calcext:value-type="string">
            <text:p>(Tags, Names, Playtimes)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fric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MaxAbsScaler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th Ame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2]+[.G3]+[.H4]+[.I5]+[.J6]+[.K7]+[.L8]" office:value-type="float" office:value="261" calcext:value-type="float">
            <text:p>261</text:p>
          </table:table-cell>
          <table:table-cell/>
          <table:table-cell table:formula="of:=[.F10]/([.F10]+[.F11])" office:value-type="float" office:value="0.535934291581109" calcext:value-type="float">
            <text:p>0,535934291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2:.L8])-[.F10]"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Randomized)</text:p>
          </table:table-cell>
          <table:table-cell office:value-type="string" calcext:value-type="string">
            <text:p>(5000 Users)</text:p>
          </table:table-cell>
          <table:table-cell office:value-type="string" calcext:value-type="string">
            <text:p>(Tags, Names, Playtimes)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frica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MaxAbsScaler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14]+[.G15]+[.H16]+[.I17]+[.J18]+[.K19]+[.L20]" office:value-type="float" office:value="265" calcext:value-type="float">
            <text:p>265</text:p>
          </table:table-cell>
          <table:table-cell/>
          <table:table-cell table:formula="of:=[.F22]/([.F22]+[.F23])" office:value-type="float" office:value="0.544147843942505" calcext:value-type="float">
            <text:p>0,54414784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14:.L20])-[.F22]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Randomized)</text:p>
          </table:table-cell>
          <table:table-cell office:value-type="string" calcext:value-type="string">
            <text:p>(5000 Users)</text:p>
          </table:table-cell>
          <table:table-cell office:value-type="string" calcext:value-type="string">
            <text:p>(Tags, Names, Playtimes)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frica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MaxAbsScaler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balanced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26]+[.G27]+[.H28]+[.I29]+[.J30]+[.K31]+[.L32]" office:value-type="float" office:value="246" calcext:value-type="float">
            <text:p>246</text:p>
          </table:table-cell>
          <table:table-cell/>
          <table:table-cell table:formula="of:=[.F34]/([.F34]+[.F35])" office:value-type="float" office:value="0.505133470225873" calcext:value-type="float">
            <text:p>0,5051334702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29:.L29])/SUM([.F26:.L32])" office:value-type="float" office:value="0.326488706365503" calcext:value-type="float">
            <text:p>0,326488706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26:.L32])-[.F34]" office:value-type="float" office:value="241" calcext:value-type="float">
            <text:p>241</text:p>
          </table:table-cell>
          <table:table-cell table:number-columns-repeated="3"/>
          <table:table-cell office:value-type="string" calcext:value-type="string">
            <text:p>vs nur NA</text:p>
          </table:table-cell>
          <table:table-cell/>
          <table:table-cell table:formula="of:=SUM([.F30:.L30])/SUM([.F26:.L32])" office:value-type="float" office:value="0.340862422997947" calcext:value-type="float">
            <text:p>0,34086242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Randomized)</text:p>
          </table:table-cell>
          <table:table-cell office:value-type="string" calcext:value-type="string">
            <text:p>(5000 Users)</text:p>
          </table:table-cell>
          <table:table-cell office:value-type="string" calcext:value-type="string">
            <text:p>(Tags, Names)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TruncSVD(500)</text:p>
          </table:table-cell>
          <table:table-cell/>
          <table:table-cell office:value-type="string" calcext:value-type="string">
            <text:p>Afric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s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MaxAbsScaler</text:p>
          </table:table-cell>
          <table:table-cell/>
          <table:table-cell office:value-type="string" calcext:value-type="string">
            <text:p>Eur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th Americ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38]+[.G39]+[.H40]+[.I41]+[.J42]+[.K43]+[.L44]" office:value-type="float" office:value="234" calcext:value-type="float">
            <text:p>234</text:p>
          </table:table-cell>
          <table:table-cell/>
          <table:table-cell table:formula="of:=[.F46]/([.F46]+[.F47])" office:value-type="float" office:value="0.480492813141684" calcext:value-type="float">
            <text:p>0,4804928131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41:.L41])/SUM([.F38:.L44])" office:value-type="float" office:value="0.336755646817248" calcext:value-type="float">
            <text:p>0,336755646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38:.L44])-[.F46]" office:value-type="float" office:value="253" calcext:value-type="float">
            <text:p>253</text:p>
          </table:table-cell>
          <table:table-cell table:number-columns-repeated="3"/>
          <table:table-cell office:value-type="string" calcext:value-type="string">
            <text:p>vs nur NA</text:p>
          </table:table-cell>
          <table:table-cell/>
          <table:table-cell table:formula="of:=SUM([.F42:.L42])/SUM([.F38:.L44])" office:value-type="float" office:value="0.347022587268994" calcext:value-type="float">
            <text:p>0,347022587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Randomized)</text:p>
          </table:table-cell>
          <table:table-cell office:value-type="string" calcext:value-type="string">
            <text:p>(5000 Users)</text:p>
          </table:table-cell>
          <table:table-cell office:value-type="string" calcext:value-type="string">
            <text:p>(Tags, Names)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TruncSVD(2500)</text:p>
          </table:table-cell>
          <table:table-cell/>
          <table:table-cell office:value-type="string" calcext:value-type="string">
            <text:p>Afric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MaxAbsScaler</text:p>
          </table:table-cell>
          <table:table-cell/>
          <table:table-cell office:value-type="string" calcext:value-type="string">
            <text:p>Eur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th Ame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50]+[.G51]+[.H52]+[.I53]+[.J54]+[.K55]+[.L56]" office:value-type="float" office:value="211" calcext:value-type="float">
            <text:p>211</text:p>
          </table:table-cell>
          <table:table-cell/>
          <table:table-cell table:formula="of:=[.F58]/([.F58]+[.F59])" office:value-type="float" office:value="0.433264887063655" calcext:value-type="float">
            <text:p>0,4332648871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53:.L53])/SUM([.F50:.L56])" office:value-type="float" office:value="0.361396303901437" calcext:value-type="float">
            <text:p>0,361396303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50:.L56])-[.F58]" office:value-type="float" office:value="276" calcext:value-type="float">
            <text:p>276</text:p>
          </table:table-cell>
          <table:table-cell table:number-columns-repeated="3"/>
          <table:table-cell office:value-type="string" calcext:value-type="string">
            <text:p>vs nur NA</text:p>
          </table:table-cell>
          <table:table-cell/>
          <table:table-cell table:formula="of:=SUM([.F54:.L54])/SUM([.F50:.L56])" office:value-type="float" office:value="0.314168377823409" calcext:value-type="float">
            <text:p>0,314168377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Grid)</text:p>
          </table:table-cell>
          <table:table-cell office:value-type="string" calcext:value-type="string">
            <text:p>(24000 Users)</text:p>
          </table:table-cell>
          <table:table-cell office:value-type="string" calcext:value-type="string">
            <text:p>(Gametimes)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  <table:table-cell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frica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517" calcext:value-type="float">
            <text:p>517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62]+[.G63]+[.H64]+[.I65]+[.J66]+[.K67]+[.L68]" office:value-type="float" office:value="1439" calcext:value-type="float">
            <text:p>1439</text:p>
          </table:table-cell>
          <table:table-cell/>
          <table:table-cell table:formula="of:=[.F70]/([.F70]+[.F71])" office:value-type="float" office:value="0.526142595978062" calcext:value-type="float">
            <text:p>0,526142596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65:.L65])/SUM([.F62:.L68])" office:value-type="float" office:value="0.301645338208409" calcext:value-type="float">
            <text:p>0,301645338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62:.L68])-[.F70]" office:value-type="float" office:value="1296" calcext:value-type="float">
            <text:p>1296</text:p>
          </table:table-cell>
          <table:table-cell table:number-columns-repeated="3"/>
          <table:table-cell office:value-type="string" calcext:value-type="string">
            <text:p>vs nur NA</text:p>
          </table:table-cell>
          <table:table-cell/>
          <table:table-cell table:formula="of:=SUM([.F66:.L66])/SUM([.F62:.L68])" office:value-type="float" office:value="0.325411334552102" calcext:value-type="float">
            <text:p>0,325411334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Grid)</text:p>
          </table:table-cell>
          <table:table-cell office:value-type="string" calcext:value-type="string">
            <text:p>(24000 Users)</text:p>
          </table:table-cell>
          <table:table-cell office:value-type="string" calcext:value-type="string">
            <text:p>(Gametimes)</text:p>
          </table:table-cell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sia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225" calcext:value-type="float">
            <text:p>1225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outh America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74]+[.G75]+[.H76]+[.I77]+[.J78]+[.K79]+[.L80]" office:value-type="float" office:value="1567.58396946565" calcext:value-type="float">
            <text:p>1567,5839694657</text:p>
          </table:table-cell>
          <table:table-cell/>
          <table:table-cell table:formula="of:=[.F80]/([.F80]+[.F81])" office:value-type="float" office:value="0.664793880180513" calcext:value-type="float">
            <text:p>0,6647938802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75:.I75])/SUM([.F74:.I77])" office:value-type="float" office:value="0.583969465648855" calcext:value-type="float">
            <text:p>0,583969465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74:.I77])-[.F80]" office:value-type="float" office:value="790.416030534351" calcext:value-type="float">
            <text:p>790,4160305344</text:p>
          </table:table-cell>
          <table:table-cell table:number-columns-repeated="3"/>
          <table:table-cell office:value-type="string" calcext:value-type="string">
            <text:p>vs nur NA</text:p>
          </table:table-cell>
          <table:table-cell/>
          <table:table-cell table:formula="of:=SUM([.F76:.I76])/SUM([.F74:.I77])" office:value-type="float" office:value="0.26972010178117" calcext:value-type="float">
            <text:p>0,269720101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Grid)</text:p>
          </table:table-cell>
          <table:table-cell office:value-type="string" calcext:value-type="string">
            <text:p>(24000 Users)</text:p>
          </table:table-cell>
          <table:table-cell office:value-type="string" calcext:value-type="string">
            <text:p>(GameTags)</text:p>
          </table:table-cell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sia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84:.I84]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69" calcext:value-type="float">
            <text:p>1169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F85:.I85])"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F86:.I86])"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outh America</text:p>
          </table:table-cell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table:formula="of:=SUM([.F87:.I87])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84]+[.G85]+[.H86]+[.I87]+[.J88]+[.K89]+[.L90]" office:value-type="float" office:value="1336" calcext:value-type="float">
            <text:p>1336</text:p>
          </table:table-cell>
          <table:table-cell/>
          <table:table-cell table:formula="of:=[.F89]/([.F89]+[.F90])" office:value-type="float" office:value="0.566581849024597" calcext:value-type="float">
            <text:p>0,566581849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85:.I85])/SUM([.F84:.I87])" office:value-type="float" office:value="0.581849024597116" calcext:value-type="float">
            <text:p>0,581849024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84:.I87])-[.F89]" office:value-type="float" office:value="1022" calcext:value-type="float">
            <text:p>102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(Grid)</text:p>
          </table:table-cell>
          <table:table-cell office:value-type="string" calcext:value-type="string">
            <text:p>(24000 Users)</text:p>
          </table:table-cell>
          <table:table-cell office:value-type="string" calcext:value-type="string">
            <text:p>(GameTags, GameTimes)</text:p>
          </table:table-cell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sia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F93:.I93]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182" calcext:value-type="float">
            <text:p>1182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[.F94:.I94])" office:value-type="float" office:value="1351" calcext:value-type="float">
            <text:p>13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table:style-name="ce1"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F95:.I95])"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formula="of:=SUM([.F96:.I96])"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93]+[.G94]+[.H95]+[.I96]+[.J97]+[.K98]+[.L99]" office:value-type="float" office:value="1554" calcext:value-type="float">
            <text:p>1554</text:p>
          </table:table-cell>
          <table:table-cell/>
          <table:table-cell table:formula="of:=[.F98]/([.F98]+[.F99])" office:value-type="float" office:value="0.659033078880407" calcext:value-type="float">
            <text:p>0,6590330789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94:.I94])/SUM([.F93:.I96])" office:value-type="float" office:value="0.572943172179813" calcext:value-type="float">
            <text:p>0,57294317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93:.I96])-[.F98]" office:value-type="float" office:value="804" calcext:value-type="float">
            <text:p>804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Grid)</text:p>
          </table:table-cell>
          <table:table-cell office:value-type="string" calcext:value-type="string">
            <text:p>(7500, 1600-2000 pro Klasse)</text:p>
          </table:table-cell>
          <table:table-cell office:value-type="string" calcext:value-type="string">
            <text:p>(Gametimes, Tags, Names)</text:p>
          </table:table-cell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sia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F104:.I104])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F105:.I105])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F106:.I106])"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outh America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formula="of:=SUM([.F107:.I107])"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104]+[.G105]+[.H106]+[.I107]+[.J108]+[.K109]+[.L110]" office:value-type="float" office:value="392.275132275132" calcext:value-type="float">
            <text:p>392,2751322751</text:p>
          </table:table-cell>
          <table:table-cell/>
          <table:table-cell table:formula="of:=[.F110]/([.F110]+[.F111])" office:value-type="float" office:value="0.518882450099381" calcext:value-type="float">
            <text:p>0,5188824501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105:.I105])/SUM([.F104:.I107])" office:value-type="float" office:value="0.275132275132275" calcext:value-type="float">
            <text:p>0,27513227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104:.I107])-[.F110]" office:value-type="float" office:value="363.724867724868" calcext:value-type="float">
            <text:p>363,7248677249</text:p>
          </table:table-cell>
          <table:table-cell table:number-columns-repeated="3"/>
          <table:table-cell office:value-type="string" calcext:value-type="string">
            <text:p>vs nur NA</text:p>
          </table:table-cell>
          <table:table-cell/>
          <table:table-cell table:formula="of:=SUM([.F106:.I106])/SUM([.F104:.I107])" office:value-type="float" office:value="0.281746031746032" calcext:value-type="float">
            <text:p>0,281746031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Grid)</text:p>
          </table:table-cell>
          <table:table-cell office:value-type="string" calcext:value-type="string">
            <text:p>(20000, 500 pro Klasse)</text:p>
          </table:table-cell>
          <table:table-cell office:value-type="string" calcext:value-type="string">
            <text:p>(Gametimes, Tags, Names)</text:p>
          </table:table-cell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sia</text:p>
          </table:table-cell>
          <table:table-cell table:style-name="ce1" office:value-type="float" office:value="236" calcext:value-type="float">
            <text:p>23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M([.F114:.I114])"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62" calcext:value-type="float">
            <text:p>262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M([.F115:.I115])"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F116:.I116])"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outh America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284" calcext:value-type="float">
            <text:p>284</text:p>
          </table:table-cell>
          <table:table-cell/>
          <table:table-cell table:formula="of:=SUM([.F117:.I117])"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114]+[.G115]+[.H116]+[.I117]" office:value-type="float" office:value="1107" calcext:value-type="float">
            <text:p>1107</text:p>
          </table:table-cell>
          <table:table-cell/>
          <table:table-cell table:formula="of:=[.F120]/([.F120]+[.F121])" office:value-type="float" office:value="0.5535" calcext:value-type="float">
            <text:p>0,5535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115:.I115])/SUM([.F114:.I117])" office:value-type="float" office:value="0.2575" calcext:value-type="float">
            <text:p>0,2575</text:p>
          </table:table-cell>
          <table:table-cell table:formula="of:=[.H120]/[.L120]" office:value-type="float" office:value="2.1495145631068" calcext:value-type="float">
            <text:p>2,14951456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114:.I117])-[.F120]" office:value-type="float" office:value="893" calcext:value-type="float">
            <text:p>893</text:p>
          </table:table-cell>
          <table:table-cell table:number-columns-repeated="3"/>
          <table:table-cell office:value-type="string" calcext:value-type="string">
            <text:p>vs nur NA</text:p>
          </table:table-cell>
          <table:table-cell/>
          <table:table-cell table:formula="of:=SUM([.F116:.I116])/SUM([.F114:.I117])" office:value-type="float" office:value="0.239" calcext:value-type="float">
            <text:p>0,239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Grid)</text:p>
          </table:table-cell>
          <table:table-cell office:value-type="string" calcext:value-type="string">
            <text:p>(20000, 500 pro Klasse)</text:p>
          </table:table-cell>
          <table:table-cell office:value-type="string" calcext:value-type="string">
            <text:p>(GameNames, GameTags)</text:p>
          </table:table-cell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sia</text:p>
          </table:table-cell>
          <table:table-cell table:style-name="ce1"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M([.F124:.I124])"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265" calcext:value-type="float">
            <text:p>26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M([.F125:.I125])"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F126:.I126])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outh America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86" calcext:value-type="float">
            <text:p>286</text:p>
          </table:table-cell>
          <table:table-cell/>
          <table:table-cell table:formula="of:=SUM([.F127:.I127])"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124]+[.G125]+[.H126]+[.I127]" office:value-type="float" office:value="1143" calcext:value-type="float">
            <text:p>1143</text:p>
          </table:table-cell>
          <table:table-cell/>
          <table:table-cell table:formula="of:=[.F130]/([.F130]+[.F131])" office:value-type="float" office:value="0.5715" calcext:value-type="float">
            <text:p>0,5715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125:.I125])/SUM([.F124:.I127])" office:value-type="float" office:value="0.2545" calcext:value-type="float">
            <text:p>0,2545</text:p>
          </table:table-cell>
          <table:table-cell table:formula="of:=[.H130]/[.L130]" office:value-type="float" office:value="2.24557956777996" calcext:value-type="float">
            <text:p>2,24557956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124:.I127])-[.F130]" office:value-type="float" office:value="857" calcext:value-type="float">
            <text:p>857</text:p>
          </table:table-cell>
          <table:table-cell table:number-columns-repeated="3"/>
          <table:table-cell office:value-type="string" calcext:value-type="string">
            <text:p>vs nur NA</text:p>
          </table:table-cell>
          <table:table-cell/>
          <table:table-cell table:formula="of:=SUM([.F126:.I126])/SUM([.F124:.I127])" office:value-type="float" office:value="0.2515" calcext:value-type="float">
            <text:p>0,251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Grid)</text:p>
          </table:table-cell>
          <table:table-cell office:value-type="string" calcext:value-type="string">
            <text:p>(20000, 500 pro Klasse)</text:p>
          </table:table-cell>
          <table:table-cell office:value-type="string" calcext:value-type="string">
            <text:p>(GameNames, GameTags)</text:p>
          </table:table-cell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sia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SUM([.F134:.I134])"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22" calcext:value-type="float">
            <text:p>222</text:p>
          </table:table-cell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SUM([.F135:.I135])"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North America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M([.F136:.I136])"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outh America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234" calcext:value-type="float">
            <text:p>234</text:p>
          </table:table-cell>
          <table:table-cell/>
          <table:table-cell table:formula="of:=SUM([.F137:.I137])"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134]+[.G135]+[.H136]+[.I137]" office:value-type="float" office:value="882" calcext:value-type="float">
            <text:p>882</text:p>
          </table:table-cell>
          <table:table-cell/>
          <table:table-cell table:formula="of:=[.F140]/([.F140]+[.F141])" office:value-type="float" office:value="0.441" calcext:value-type="float">
            <text:p>0,441</text:p>
          </table:table-cell>
          <table:table-cell/>
          <table:table-cell office:value-type="string" calcext:value-type="string">
            <text:p>vs nur Europa</text:p>
          </table:table-cell>
          <table:table-cell/>
          <table:table-cell table:formula="of:=SUM([.F135:.I135])/SUM([.F134:.I137])" office:value-type="float" office:value="0.267" calcext:value-type="float">
            <text:p>0,267</text:p>
          </table:table-cell>
          <table:table-cell table:formula="of:=[.H140]/[.L140]" office:value-type="float" office:value="1.65168539325843" calcext:value-type="float">
            <text:p>1,65168539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134:.I137])-[.F140]" office:value-type="float" office:value="1118" calcext:value-type="float">
            <text:p>1118</text:p>
          </table:table-cell>
          <table:table-cell table:number-columns-repeated="3"/>
          <table:table-cell office:value-type="string" calcext:value-type="string">
            <text:p>vs nur NA</text:p>
          </table:table-cell>
          <table:table-cell/>
          <table:table-cell table:formula="of:=SUM([.F136:.I136])/SUM([.F134:.I137])" office:value-type="float" office:value="0.2415" calcext:value-type="float">
            <text:p>0,24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.00.0000</text:date>, <text:time style:data-style-name="N2" text:time-value="19:09:10.6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21:39.076000000</meta:creation-date>
    <dc:date>2017-01-31T19:16:08.980000000</dc:date>
    <meta:editing-duration>PT11H20M14S</meta:editing-duration>
    <meta:editing-cycles>16</meta:editing-cycles>
    <meta:generator>LibreOffice/5.0.5.2$Windows_x86 LibreOffice_project/55b006a02d247b5f7215fc6ea0fde844b30035b3</meta:generator>
    <meta:document-statistic meta:table-count="1" meta:cell-count="875" meta:object-count="0"/>
  </office:meta>
</office:document-meta>
</file>